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31d9a" officeooo:paragraph-rsid="00131d9a" style:font-size-asian="14pt" style:font-size-complex="14pt"/>
    </style:style>
    <style:style style:name="P2" style:family="paragraph" style:parent-style-name="Text_20_body" style:list-style-name="L1"/>
    <style:style style:name="P3" style:family="paragraph" style:parent-style-name="Text_20_body">
      <style:paragraph-properties fo:text-align="center" style:justify-single-word="false"/>
      <style:text-properties fo:font-size="20pt" fo:font-weight="bold" officeooo:rsid="001cec0b" officeooo:paragraph-rsid="001cec0b" style:font-size-asian="20pt" style:font-weight-asian="bold" style:font-size-complex="20pt" style:font-weight-complex="bold"/>
    </style:style>
    <style:style style:name="P4" style:family="paragraph" style:parent-style-name="Text_20_body">
      <style:text-properties fo:font-size="20pt" fo:font-weight="bold" officeooo:rsid="002165d4" officeooo:paragraph-rsid="002165d4" style:font-size-asian="20pt" style:font-weight-asian="bold" style:font-size-complex="20pt" style:font-weight-complex="bold"/>
    </style:style>
    <style:style style:name="P5" style:family="paragraph" style:parent-style-name="Text_20_body">
      <style:text-properties officeooo:rsid="002165d4" officeooo:paragraph-rsid="002165d4"/>
    </style:style>
    <style:style style:name="P6" style:family="paragraph" style:parent-style-name="Text_20_body" style:list-style-name="L2"/>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text-properties officeooo:paragraph-rsid="0016829b"/>
    </style:style>
    <style:style style:name="P9" style:family="paragraph" style:parent-style-name="Text_20_body" style:list-style-name="L1">
      <style:paragraph-properties fo:margin-top="0cm" fo:margin-bottom="0cm" loext:contextual-spacing="false"/>
      <style:text-properties officeooo:rsid="00131d9a" officeooo:paragraph-rsid="00199883"/>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text-properties officeooo:paragraph-rsid="0021fe41"/>
    </style:style>
    <style:style style:name="T1" style:family="text">
      <style:text-properties officeooo:rsid="00131d9a"/>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officeooo:rsid="0022369d" style:font-size-asian="14pt" style:font-size-complex="14pt"/>
    </style:style>
    <style:style style:name="T5" style:family="text">
      <style:text-properties fo:font-size="14pt" fo:font-weight="normal" style:font-size-asian="14pt" style:font-weight-asian="normal" style:font-size-complex="14pt"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ypes of Protocol</text:p>
      <text:list xml:id="list1817315682" text:style-name="L1">
        <text:list-item>
          <text:p text:style-name="P9"><text:span text:style-name="Strong_20_Emphasis"><text:span text:style-name="T3">Transmission Control Protocol (TCP) : </text:span></text:span><text:span text:style-name="Strong_20_Emphasis"><text:span text:style-name="T5">TCP is a popular communication protocol which is used for communicating over a network. It divides any message into series of packets that are sent from source to destination and there it gets reassembled at the destination.</text:span></text:span></text:p>
        </text:list-item>
        <text:list-item>
          <text:p text:style-name="P8"><text:span text:style-name="Strong_20_Emphasis"><text:span text:style-name="T3">Internet Protocol (IP):</text:span></text:span><text:span text:style-name="T3"> IP is designed explicitly as addressing protocol. It is mostly used with TCP. The IP addresses in packets help in routing them through different nodes in a network until it reaches the destination system. TCP/IP is the most popular protocol connecting the networks.</text:span></text:p>
        </text:list-item>
        <text:list-item>
          <text:p text:style-name="P7"><text:span text:style-name="Strong_20_Emphasis"><text:span text:style-name="T3">User Datagram Protocol (UDP):</text:span></text:span><text:span text:style-name="T3"> UDP is a substitute communication protocol to Transmission Control Protocol implemented primarily for creating loss-tolerating and low-latency linking between different applications.</text:span></text:p>
        </text:list-item>
        <text:list-item>
          <text:p text:style-name="P7"><text:span text:style-name="Strong_20_Emphasis"><text:span text:style-name="T3">Post office Protocol (POP): </text:span></text:span><text:span text:style-name="T3">POP3 is designed for receiving incoming E-mails.</text:span></text:p>
        </text:list-item>
        <text:list-item>
          <text:p text:style-name="P7"><text:span text:style-name="Strong_20_Emphasis"><text:span text:style-name="T3">Simple mail transport Protocol (SMTP):</text:span></text:span><text:span text:style-name="T3"> SMTP is designed to send and distribute outgoing E-Mail.</text:span></text:p>
        </text:list-item>
        <text:list-item>
          <text:p text:style-name="P7"><text:span text:style-name="Strong_20_Emphasis"><text:span text:style-name="T3">File Transfer Protocol (FTP):</text:span></text:span><text:span text:style-name="T3"> FTP allows users to transfer files from one machine to another. Types of files may include program files, multimedia files, text files, and documents, etc.</text:span></text:p>
        </text:list-item>
        <text:list-item>
          <text:p text:style-name="P7"><text:span text:style-name="Strong_20_Emphasis"><text:span text:style-name="T3">Hyper Text Transfer Protocol (HTTP):</text:span></text:span><text:span text:style-name="T3"> HTTP is designed for transferring a hypertext among two or more systems. HTML tags are used for creating links. These links may be in any form like text or images. HTTP is designed on Client-server principles which allow a client system for establishing a connection with the server machine for making a request. The server acknowledges the request initiated by the client and responds accordingly.</text:span></text:p>
        </text:list-item>
        <text:list-item>
          <text:p text:style-name="P7"><text:span text:style-name="Strong_20_Emphasis"><text:span text:style-name="T3">Hyper Text Transfer Protocol Secure (HTTPS):</text:span></text:span><text:span text:style-name="T3"> HTTPS is abbreviated as Hyper Text Transfer Protocol Secure is a standard protocol to secure the communication among two computers one using the browser and other fetching data from web server. HTTP is used for transferring data between the client browser (request) and the web server (response) in the hypertext format, same in case of HTTPS except that the transferring of data is done in an encrypted format. So it can be said that https thwart hackers from interpretation or modification of data throughout the transfer of packets.</text:span></text:p>
        </text:list-item>
        <text:list-item>
          <text:p text:style-name="P7"><text:span text:style-name="Strong_20_Emphasis"><text:span text:style-name="T3">Telnet:</text:span></text:span><text:span text:style-name="T3"> Telnet is a set of rules designed for connecting one system with another. The connecting process here is termed as remote login. The system which requests for connection is the local computer, and the system which accepts the connection is the remote computer.</text:span></text:p>
        </text:list-item>
        <text:list-item>
          <text:p text:style-name="P2"><text:soft-page-break/><text:span text:style-name="Strong_20_Emphasis"><text:span text:style-name="T3">Gopher:</text:span></text:span><text:span text:style-name="T3"> Gopher is a collection of rules implemented for searching, retrieving as well as displaying documents from isolated sites. Gopher also works on the client/server principle.</text:span></text:p>
        </text:list-item>
      </text:list>
      <text:p text:style-name="P4">Other Protocols</text:p>
      <text:list xml:id="list478839701" text:style-name="L2">
        <text:list-item>
          <text:p text:style-name="P11"><text:span text:style-name="T3">ARP (Address Resolution Protocol)</text:span></text:p>
        </text:list-item>
        <text:list-item>
          <text:p text:style-name="P10">DHCP (Dynamic Host Configuration Protocol)</text:p>
        </text:list-item>
        <text:list-item>
          <text:p text:style-name="P10">IMAP4 (Internet Message Access Protocol)</text:p>
        </text:list-item>
        <text:list-item>
          <text:p text:style-name="P10">SIP (Session Initiation Protocol)</text:p>
        </text:list-item>
        <text:list-item>
          <text:p text:style-name="P10">RTP (Real-Time Transport Protocol)</text:p>
        </text:list-item>
        <text:list-item>
          <text:p text:style-name="P10">RLP (Resource Location Protocol)</text:p>
        </text:list-item>
        <text:list-item>
          <text:p text:style-name="P10">RAP (Route Access Protocol)</text:p>
        </text:list-item>
        <text:list-item>
          <text:p text:style-name="P10">L2TP (Layer Two Tunnelling Protocol)</text:p>
        </text:list-item>
        <text:list-item>
          <text:p text:style-name="P10">PPTP (Point To Point Tunnelling Protocol)</text:p>
        </text:list-item>
        <text:list-item>
          <text:p text:style-name="P10">SNMP (Simple Network Management Protocol)</text:p>
        </text:list-item>
        <text:list-item>
          <text:p text:style-name="P6">TFTP (Trivial File Transfer Protocol)</text:p>
        </text:list-item>
      </text:list>
      <text:p text:style-name="P5"><text:span text:style-name="T3"/></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4:03:31.868299234</meta:creation-date>
    <dc:date>2022-03-16T14:06:46.126909969</dc:date>
    <meta:editing-duration>PT3M6S</meta:editing-duration>
    <meta:editing-cycles>16</meta:editing-cycles>
    <meta:generator>LibreOffice/6.4.7.2$Linux_X86_64 LibreOffice_project/40$Build-2</meta:generator>
    <meta:document-statistic meta:table-count="0" meta:image-count="0" meta:object-count="0" meta:page-count="2" meta:paragraph-count="23" meta:word-count="478" meta:character-count="3042" meta:non-whitespace-character-count="2608"/>
  </office:meta>
</office:document-meta>
</file>